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49.74mm"/>
    </style:style>
    <style:style style:name="co7" style:family="table-column">
      <style:table-column-properties fo:break-before="auto" style:column-width="51.9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1.22mm"/>
    </style:style>
    <style:style style:name="co10" style:family="table-column">
      <style:table-column-properties fo:break-before="auto" style:column-width="45.38mm"/>
    </style:style>
    <style:style style:name="co11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4mm" svg:height="89.93mm" svg:x="34.61mm" svg:y="127.94mm">
            <loext:p draw:notify-on-update-of-ranges="Hoja1.A2:Hoja1.A9 Hoja1.B1:Hoja1.B1 Hoja1.B2:Hoja1.B9"/>
            <draw:object xlink:href="./Object 1" xlink:type="simple" xlink:show="embed" xlink:actuate="onLoad"/>
            <draw:image xlink:href="./ObjectReplacements/Object 1" xlink:type="simple" xlink:show="embed" xlink:actuate="onLoad"/>
            <svg:title>Total de Alumnas/Semestre</svg:title>
          </draw:frame>
          <draw:frame draw:z-index="1" draw:style-name="gr1" draw:text-style-name="P1" svg:width="159.99mm" svg:height="89.99mm" svg:x="149.43mm" svg:y="20.13mm">
            <loext:p draw:notify-on-update-of-ranges="Hoja1.A1:Hoja1.A1 Hoja1.A2:Hoja1.A9 Hoja1.C1:Hoja1.C1 Hoja1.C2:Hoja1.C9 Hoja1.D1:Hoja1.D1 Hoja1.D2:Hoja1.D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3.38mm" svg:y="21.98mm">
            <loext:p draw:notify-on-update-of-ranges="Hoja1.A1:Hoja1.A1 Hoja1.A2:Hoja1.A9 Hoja1.D1:Hoja1.D1 Hoja1.D2:Hoja1.D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69.3mm" svg:y="1mm">
            <loext:p draw:notify-on-update-of-ranges="Hoja1.A1:Hoja1.A1 Hoja1.A2:Hoja1.A9 Hoja1.C1:Hoja1.C1 Hoja1.C2:Hoja1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ño</text:p>
          </table:table-cell>
          <table:table-cell table:style-name="ce2" office:value-type="string" calcext:value-type="string">
            <text:p>Total_Alumnas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  <table:table-cell table:style-name="ce2" office:value-type="string" calcext:value-type="string">
            <text:p>Turno_AM</text:p>
          </table:table-cell>
          <table:table-cell table:style-name="ce2" office:value-type="string" calcext:value-type="string">
            <text:p>Turno_PM</text:p>
          </table:table-cell>
        </table:table-row>
        <table:table-row table:style-name="ro1">
          <table:table-cell office:value-type="string" calcext:value-type="string">
            <text:p>2014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4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5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5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6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6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II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Hoja2" table:style-name="ta1">
        <table:shapes>
          <draw:frame draw:z-index="0" draw:style-name="gr1" draw:text-style-name="P1" svg:width="208.67mm" svg:height="126.05mm" svg:x="260.74mm" svg:y="58.32mm">
            <loext:p draw:notify-on-update-of-ranges="Hoja2.B1:Hoja2.B1 Hoja2.B2:Hoja2.B6 Hoja2.D1:Hoja2.D1 Hoja2.D2:Hoja2.D6 Hoja2.F1:Hoja2.F1 Hoja2.F2:Hoja2.F6 Hoja2.H1:Hoja2.H1 Hoja2.H2:Hoja2.H6 Hoja2.J1:Hoja2.J1 Hoja2.J2:Hoja2.J6 Hoja2.L1:Hoja2.L1 Hoja2.L2:Hoja2.L6 Hoja2.P1:Hoja2.P1 Hoja2.P2:Hoja2.P6 Hoja2.R1:Hoja2.R1 Hoja2.R2:Hoja2.R6 Hoja2.R1:Hoja2.R1 Hoja2.R2:Hoja2.R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9" table:default-cell-style-name="Default"/>
        <table:table-row table:style-name="ro1">
          <table:table-cell/>
          <table:table-cell office:value-type="string" calcext:value-type="string">
            <text:p>SEDES</text:p>
          </table:table-cell>
          <table:table-cell/>
          <table:table-cell office:value-type="string" calcext:value-type="string">
            <text:p>2014-I</text:p>
          </table:table-cell>
          <table:table-cell office:value-type="string" calcext:value-type="string">
            <text:p>Deserción 2014-I</text:p>
          </table:table-cell>
          <table:table-cell office:value-type="string" calcext:value-type="string">
            <text:p>2014-II</text:p>
          </table:table-cell>
          <table:table-cell office:value-type="string" calcext:value-type="string">
            <text:p>Deserción 2014-II</text:p>
          </table:table-cell>
          <table:table-cell office:value-type="string" calcext:value-type="string">
            <text:p>2015-I</text:p>
          </table:table-cell>
          <table:table-cell office:value-type="string" calcext:value-type="string">
            <text:p>Deserción 2015-I</text:p>
          </table:table-cell>
          <table:table-cell office:value-type="string" calcext:value-type="string">
            <text:p>2015-II</text:p>
          </table:table-cell>
          <table:table-cell office:value-type="string" calcext:value-type="string">
            <text:p>Deserción 2015-II</text:p>
          </table:table-cell>
          <table:table-cell office:value-type="string" calcext:value-type="string">
            <text:p>2016-I</text:p>
          </table:table-cell>
          <table:table-cell office:value-type="string" calcext:value-type="string">
            <text:p>Deserción 2016-I</text:p>
          </table:table-cell>
          <table:table-cell office:value-type="string" calcext:value-type="string">
            <text:p>2016-II</text:p>
          </table:table-cell>
          <table:table-cell office:value-type="string" calcext:value-type="string">
            <text:p>Deserción 2016-II</text:p>
          </table:table-cell>
          <table:table-cell office:value-type="string" calcext:value-type="string">
            <text:p>2017-I</text:p>
          </table:table-cell>
          <table:table-cell office:value-type="string" calcext:value-type="string">
            <text:p>Deserción 2017-I</text:p>
          </table:table-cell>
          <table:table-cell office:value-type="string" calcext:value-type="string">
            <text:p>2017-II</text:p>
          </table:table-cell>
          <table:table-cell office:value-type="string" calcext:value-type="string">
            <text:p>Deserción</text:p>
          </table:table-cell>
        </table:table-row>
        <table:table-row table:style-name="ro1">
          <table:table-cell/>
          <table:table-cell office:value-type="string" calcext:value-type="string">
            <text:p>AREQUIP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IM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IUDAD DE MEXICO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GUADALAJARA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ANTIAGO DE CHILE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3" office:value-type="string" calcext:value-type="string">
            <text:p># de alumnas inscritas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# de alumnas que desertaron</text:p>
          </table:table-cell>
          <table:table-cell table:number-columns-repeated="15"/>
        </table:table-row>
        <table:table-row table:style-name="ro3">
          <table:table-cell table:number-columns-repeated="3"/>
          <table:table-cell table:style-name="ce3" office:value-type="string" calcext:value-type="string">
            <text:p># y % de alumnas que pasan el criterio mínimo de evaluación</text:p>
          </table:table-cell>
          <table:table-cell table:number-columns-repeated="15"/>
        </table:table-row>
        <table:table-row table:style-name="ro4">
          <table:table-cell table:number-columns-repeated="3"/>
          <table:table-cell table:style-name="ce3" office:value-type="string" calcext:value-type="string">
            <text:p>Promedio de notas por sprint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Promedio de notas HSE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 calcext:value-type="string">
            <text:p>Promedio de notas técnicas</text:p>
          </table:table-cell>
          <table:table-cell table:number-columns-repeated="15"/>
        </table:table-row>
      </table:table>
      <table:table table:name="Hoja3" table:style-name="ta1">
        <table:shapes>
          <draw:frame draw:z-index="0" draw:style-name="gr1" draw:text-style-name="P1" svg:width="297.52mm" svg:height="150.5mm" svg:x="0mm" svg:y="1.14mm">
            <loext:p draw:notify-on-update-of-ranges="Hoja2.B2:Hoja2.B6 Hoja2.D1:Hoja2.D1 Hoja2.D2:Hoja2.D6 Hoja2.F1:Hoja2.F1 Hoja2.F2:Hoja2.F6 Hoja2.H1:Hoja2.H1 Hoja2.H2:Hoja2.H6 Hoja2.J1:Hoja2.J1 Hoja2.J2:Hoja2.J6 Hoja2.L1:Hoja2.L1 Hoja2.L2:Hoja2.L6 Hoja2.P1:Hoja2.P1 Hoja2.P2:Hoja2.P6 Hoja2.R1:Hoja2.R1 Hoja2.R2:Hoja2.R6 Hoja2.R1:Hoja2.R1 Hoja2.R2:Hoja2.R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0.05mm" svg:height="108.11mm" svg:x="165.72mm" svg:y="152.91mm">
            <loext:p draw:notify-on-update-of-ranges="Hoja4.A2:Hoja4.A6 Hoja4.C1:Hoja4.C1 Hoja4.C2:Hoja4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5.96mm" svg:height="123.63mm" svg:x="0.74mm" svg:y="152.67mm">
            <loext:p draw:notify-on-update-of-ranges="Hoja4.A2:Hoja4.A6 Hoja4.D1:Hoja4.D1 Hoja4.D2:Hoja4.D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60.05mm" svg:height="106.99mm" svg:x="0mm" svg:y="383.43mm">
            <loext:p draw:notify-on-update-of-ranges="Hoja4.A2:Hoja4.A6 Hoja4.E1:Hoja4.E1 Hoja4.E2:Hoja4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60.05mm" svg:height="102.86mm" svg:x="160.25mm" svg:y="359.73mm">
            <loext:p draw:notify-on-update-of-ranges="Hoja4.A2:Hoja4.A6 Hoja4.F1:Hoja4.F1 Hoja4.F2:Hoja4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159.69mm" svg:height="106.61mm" svg:x="160.62mm" svg:y="463.6mm">
            <loext:p draw:notify-on-update-of-ranges="Hoja4.A2:Hoja4.A6 Hoja4.G1:Hoja4.G1 Hoja4.G2:Hoja4.G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6" draw:style-name="gr1" draw:text-style-name="P1" svg:width="159.99mm" svg:height="109.01mm" svg:x="0mm" svg:y="272.81mm">
            <loext:p draw:notify-on-update-of-ranges="Hoja4.A2:Hoja4.A6 Hoja4.H1:Hoja4.H1 Hoja4.H2:Hoja4.H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7" draw:style-name="gr1" draw:text-style-name="P1" svg:width="160.04mm" svg:height="102.11mm" svg:x="159.49mm" svg:y="257.77mm">
            <loext:p draw:notify-on-update-of-ranges="Hoja4.A2:Hoja4.A6 Hoja4.I1:Hoja4.I1 Hoja4.I2:Hoja4.I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table table:name="Hoja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office:value-type="string" calcext:value-type="string">
            <text:p>Sedes</text:p>
          </table:table-cell>
          <table:table-cell table:style-name="ce4" office:value-type="string" calcext:value-type="string">
            <text:p># de alumnas inscritas</text:p>
          </table:table-cell>
          <table:table-cell table:style-name="ce4" office:value-type="string" calcext:value-type="string">
            <text:p># de alumnas que desertaron</text:p>
          </table:table-cell>
          <table:table-cell table:style-name="ce3" office:value-type="string" calcext:value-type="string">
            <text:p># y % de alumnas que pasan el criterio mínimo de evaluación</text:p>
          </table:table-cell>
          <table:table-cell table:style-name="ce3" office:value-type="string" calcext:value-type="string">
            <text:p>Promedio de notas por sprint 1</text:p>
          </table:table-cell>
          <table:table-cell table:style-name="ce3" office:value-type="string" calcext:value-type="string">
            <text:p>Promedio de notas por sprint 2</text:p>
          </table:table-cell>
          <table:table-cell table:style-name="ce3" office:value-type="string" calcext:value-type="string">
            <text:p>Promedio de notas por sprint 3</text:p>
          </table:table-cell>
          <table:table-cell table:style-name="ce3" office:value-type="string" calcext:value-type="string">
            <text:p>Promedio de notas HSE</text:p>
          </table:table-cell>
          <table:table-cell table:style-name="ce3" office:value-type="string" calcext:value-type="string">
            <text:p>Promedio de notas técnicas</text:p>
          </table:table-cell>
        </table:table-row>
        <table:table-row table:style-name="ro1">
          <table:table-cell office:value-type="string" calcext:value-type="string">
            <text:p>AREQUIPA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MA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UDAD DE MEXICO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UADALAJARA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ANTIAGO DE CHILE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9:38:31.135427158</meta:creation-date>
    <dc:date>2017-11-27T00:59:11.332337502</dc:date>
    <meta:editing-duration>PT3M40S</meta:editing-duration>
    <meta:editing-cycles>3</meta:editing-cycles>
    <meta:generator>LibreOffice/5.1.6.2$Linux_X86_64 LibreOffice_project/10m0$Build-2</meta:generator>
    <meta:document-statistic meta:table-count="4" meta:cell-count="234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ring" chart:style-name="ch1">
        <chart:title svg:x="5.136cm" svg:y="0.315cm" chart:style-name="ch2">
          <text:p>Total de Alumnas -Semestre</text:p>
        </chart:title>
        <chart:legend chart:legend-position="end" svg:x="14.182cm" svg:y="2.455cm" style:legend-expansion="high" chart:style-name="ch3"/>
        <chart:plot-area chart:style-name="ch4" table:cell-range-address="Hoja1.A1:Hoja1.B9" chart:data-source-has-labels="both" svg:x="0.319cm" svg:y="1.273cm" svg:width="13.544cm" svg:height="7.5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807cm" svg:y="1.273cm" svg:width="12.568cm" svg:height="7.5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Hoja1.A2:Hoja1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Hoja1.B2:Hoja1.B9" chart:label-cell-address="Hoja1.B1:Hoja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Alumna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140">
                <text:p>140</text:p>
                <draw:g>
                  <svg:desc>Hoja1.B2:Hoja1.B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6cm" svg:height="10.287cm" xlink:href=".." xlink:type="simple" chart:class="chart:bar" chart:style-name="ch1">
        <chart:title svg:x="4.692cm" svg:y="0.341cm" chart:style-name="ch2">
          <text:p>Promedio de notas en el Sprint 2</text:p>
        </chart:title>
        <chart:plot-area chart:style-name="ch3" table:cell-range-address="Hoja4.A2:Hoja4.A6 Hoja4.F1:Hoja4.F6" chart:data-source-has-labels="both" svg:x="0.32cm" svg:y="1.325cm" svg:width="15.366cm" svg:height="8.7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72cm" svg:y="1.325cm" svg:width="14.374cm" svg:height="5.7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F2:Hoja4.F6" chart:label-cell-address="Hoja4.F1:Hoja4.F1" chart:class="chart:bar"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2</text:p>
                <draw:g>
                  <svg:desc>Hoja4.F1:Hoja4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F2:Hoja4.F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99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10.662cm" xlink:href=".." xlink:type="simple" chart:class="chart:bar" chart:style-name="ch1">
        <chart:title svg:x="4.978cm" svg:y="0.349cm" chart:style-name="ch2">
          <text:p>Promedio notas en el Sprint 3</text:p>
        </chart:title>
        <chart:plot-area chart:style-name="ch3" table:cell-range-address="Hoja4.A2:Hoja4.A6 Hoja4.G1:Hoja4.G6" chart:data-source-has-labels="both" svg:x="0.319cm" svg:y="1.341cm" svg:width="15.332cm" svg:height="9.1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14cm" svg:y="1.341cm" svg:width="14.053cm" svg:height="6.1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G2:Hoja4.G6" chart:label-cell-address="Hoja4.G1:Hoja4.G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3</text:p>
                <draw:g>
                  <svg:desc>Hoja4.G1:Hoja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G2:Hoja4.G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0.902cm" xlink:href=".." xlink:type="simple" chart:class="chart:bar" chart:style-name="ch1">
        <chart:title svg:x="5.549cm" svg:y="0.354cm" chart:style-name="ch2">
          <text:p>Promedio de notas HSE</text:p>
        </chart:title>
        <chart:plot-area chart:style-name="ch3" table:cell-range-address="Hoja4.A2:Hoja4.A6 Hoja4.H1:Hoja4.H6" chart:data-source-has-labels="both" svg:x="0.32cm" svg:y="1.351cm" svg:width="15.36cm" svg:height="9.3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3cm" svg:y="1.351cm" svg:width="14.686cm" svg:height="6.3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H2:Hoja4.H6" chart:label-cell-address="Hoja4.H1:Hoja4.H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HSE</text:p>
                <draw:g>
                  <svg:desc>Hoja4.H1:Hoja4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H2:Hoja4.H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10.212cm" xlink:href=".." xlink:type="simple" chart:class="chart:bar" chart:style-name="ch1">
        <chart:title svg:x="5.167cm" svg:y="0.34cm" chart:style-name="ch2">
          <text:p>Promedio de notas técnicas</text:p>
        </chart:title>
        <chart:plot-area chart:style-name="ch3" table:cell-range-address="Hoja4.A2:Hoja4.A6 Hoja4.I1:Hoja4.I6" chart:data-source-has-labels="both" svg:x="0.32cm" svg:y="1.323cm" svg:width="15.365cm" svg:height="8.6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6cm" svg:y="1.323cm" svg:width="14.244cm" svg:height="5.68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I2:Hoja4.I6" chart:label-cell-address="Hoja4.I1:Hoja4.I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técnicas</text:p>
                <draw:g>
                  <svg:desc>Hoja4.I1:Hoja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20">
                <text:p>20</text:p>
                <draw:g>
                  <svg:desc>Hoja4.I2:Hoja4.I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17cm" svg:y="0.316cm" chart:style-name="ch2">
          <text:p>Total de Alumnas </text:p>
        </chart:title>
        <chart:subtitle svg:x="6.686cm" svg:y="1.275cm" chart:style-name="ch3">
          <text:p>Turno manana</text:p>
        </chart:subtitle>
        <chart:legend chart:legend-position="bottom" svg:x="1.798cm" svg:y="8.217cm" style:legend-expansion="wide" chart:style-name="ch4"/>
        <chart:plot-area chart:style-name="ch5" table:cell-range-address="Hoja1.A1:Hoja1.A9 Hoja1.C1:Hoja1.D9" chart:data-source-has-labels="both" svg:x="0.32cm" svg:y="2.138cm" svg:width="15.36cm" svg:height="5.89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084cm" svg:y="2.138cm" svg:width="9.831cm" svg:height="5.89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A2:Hoja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C2:Hoja1.C9" chart:label-cell-address="Hoja1.C1:Hoja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Hoja1.D2:Hoja1.D9" chart:label-cell-address="Hoja1.D1:Hoja1.D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AM</text:p>
                <draw:g>
                  <svg:desc>Hoja1.C1:Hoja1.C1</svg:desc>
                </draw:g>
              </table:table-cell>
              <table:table-cell office:value-type="string">
                <text:p>Turno_PM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C2:Hoja1.C9</svg:desc>
                </draw:g>
              </table:table-cell>
              <table:table-cell office:value-type="float" office:value="70">
                <text:p>70</text:p>
                <draw:g>
                  <svg:desc>Hoja1.D2:Hoja1.D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e Alumnas- Turno AM</text:p>
        </chart:title>
        <chart:plot-area chart:style-name="ch3" table:cell-range-address="Hoja1.A1:Hoja1.A9 Hoja1.C1:Hoja1.C9" chart:data-source-has-labels="both" svg:x="0.32cm" svg:y="1.275cm" svg:width="15.3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08cm" svg:y="1.275cm" svg:width="14.60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2:Hoja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C2:Hoja1.C9" chart:label-cell-address="Hoja1.C1:Hoja1.C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AM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C2:Hoja1.C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86cm" svg:y="0.316cm" chart:style-name="ch2">
          <text:p>Total de Alumanas-Turno PM</text:p>
        </chart:title>
        <chart:plot-area chart:style-name="ch3" table:cell-range-address="Hoja1.A1:Hoja1.A9 Hoja1.D1:Hoja1.D9" chart:data-source-has-labels="both" svg:x="0.32cm" svg:y="1.275cm" svg:width="15.3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08cm" svg:y="1.275cm" svg:width="14.605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A2:Hoja1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D2:Hoja1.D9" chart:label-cell-address="Hoja1.D1:Hoja1.D1" chart:class="chart:bar">
            <chart:data-point chart:style-name="ch8"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rno_PM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I</text:p>
                <draw:g>
                  <svg:desc>Hoja1.A2:Hoja1.A9</svg:desc>
                </draw:g>
              </table:table-cell>
              <table:table-cell office:value-type="float" office:value="70">
                <text:p>70</text:p>
                <draw:g>
                  <svg:desc>Hoja1.D2:Hoja1.D9</svg:desc>
                </draw:g>
              </table:table-cell>
            </table:table-row>
            <table:table-row>
              <table:table-cell office:value-type="string">
                <text:p>2014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5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6-I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17-II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753cm" svg:height="15.051cm" xlink:href=".." xlink:type="simple" chart:class="chart:bar" chart:style-name="ch1">
        <chart:title svg:x="11.366cm" svg:y="0.437cm" chart:style-name="ch2">
          <text:p>Sedes vs Total AlumnasxSemestre</text:p>
        </chart:title>
        <chart:legend chart:legend-position="end" svg:x="27.94cm" svg:y="5.483cm" style:legend-expansion="high" chart:style-name="ch3"/>
        <chart:plot-area chart:style-name="ch4" table:cell-range-address="Hoja2.B2:Hoja2.B6 Hoja2.D1:Hoja2.D6 Hoja2.F1:Hoja2.F6 Hoja2.H1:Hoja2.H6 Hoja2.J1:Hoja2.J6 Hoja2.L1:Hoja2.L6 Hoja2.P1:Hoja2.P6 Hoja2.R1:Hoja2.R6" chart:data-source-has-labels="both" svg:x="0.595cm" svg:y="1.517cm" svg:width="26.75cm" svg:height="13.2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83cm" svg:y="1.517cm" svg:width="25.179cm" svg:height="12.58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2.B2:Hoja2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2.D2:Hoja2.D6" chart:label-cell-address="Hoja2.D1:Hoja2.D1" chart:class="chart:bar">
            <chart:data-point chart:repeated="5"/>
          </chart:series>
          <chart:series chart:style-name="ch9" chart:values-cell-range-address="Hoja2.F2:Hoja2.F6" chart:label-cell-address="Hoja2.F1:Hoja2.F1" chart:class="chart:bar">
            <chart:data-point chart:repeated="5"/>
          </chart:series>
          <chart:series chart:style-name="ch10" chart:values-cell-range-address="Hoja2.H2:Hoja2.H6" chart:label-cell-address="Hoja2.H1:Hoja2.H1" chart:class="chart:bar">
            <chart:data-point chart:repeated="5"/>
          </chart:series>
          <chart:series chart:style-name="ch11" chart:values-cell-range-address="Hoja2.J2:Hoja2.J6" chart:label-cell-address="Hoja2.J1:Hoja2.J1" chart:class="chart:bar">
            <chart:data-point chart:repeated="5"/>
          </chart:series>
          <chart:series chart:style-name="ch12" chart:values-cell-range-address="Hoja2.L2:Hoja2.L6" chart:label-cell-address="Hoja2.L1:Hoja2.L1" chart:class="chart:bar">
            <chart:data-point chart:repeated="5"/>
          </chart:series>
          <chart:series chart:style-name="ch13" chart:values-cell-range-address="Hoja2.P2:Hoja2.P6" chart:label-cell-address="Hoja2.P1:Hoja2.P1" chart:class="chart:bar">
            <chart:data-point chart:repeated="5"/>
          </chart:series>
          <chart:series chart:style-name="ch14" chart:values-cell-range-address="Hoja2.R2:Hoja2.R6" chart:label-cell-address="Hoja2.R1:Hoja2.R1" chart:class="chart:bar">
            <chart:data-point chart:repeated="5"/>
          </chart:series>
          <chart:series chart:style-name="ch15" chart:values-cell-range-address="Hoja2.R2:Hoja2.R6" chart:label-cell-address="Hoja2.R1:Hoja2.R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-I</text:p>
                <draw:g>
                  <svg:desc>Hoja2.D1:Hoja2.D1</svg:desc>
                </draw:g>
              </table:table-cell>
              <table:table-cell office:value-type="string">
                <text:p>2014-II</text:p>
                <draw:g>
                  <svg:desc>Hoja2.F1:Hoja2.F1</svg:desc>
                </draw:g>
              </table:table-cell>
              <table:table-cell office:value-type="string">
                <text:p>2015-I</text:p>
                <draw:g>
                  <svg:desc>Hoja2.H1:Hoja2.H1</svg:desc>
                </draw:g>
              </table:table-cell>
              <table:table-cell office:value-type="string">
                <text:p>2015-II</text:p>
                <draw:g>
                  <svg:desc>Hoja2.J1:Hoja2.J1</svg:desc>
                </draw:g>
              </table:table-cell>
              <table:table-cell office:value-type="string">
                <text:p>2016-I</text:p>
                <draw:g>
                  <svg:desc>Hoja2.L1:Hoja2.L1</svg:desc>
                </draw:g>
              </table:table-cell>
              <table:table-cell office:value-type="string">
                <text:p>2017-I</text:p>
                <draw:g>
                  <svg:desc>Hoja2.P1:Hoja2.P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2.B2:Hoja2.B6</svg:desc>
                </draw:g>
              </table:table-cell>
              <table:table-cell office:value-type="float" office:value="140">
                <text:p>140</text:p>
                <draw:g>
                  <svg:desc>Hoja2.D2:Hoja2.D6</svg:desc>
                </draw:g>
              </table:table-cell>
              <table:table-cell office:value-type="float" office:value="140">
                <text:p>140</text:p>
                <draw:g>
                  <svg:desc>Hoja2.F2:Hoja2.F6</svg:desc>
                </draw:g>
              </table:table-cell>
              <table:table-cell office:value-type="float" office:value="140">
                <text:p>140</text:p>
                <draw:g>
                  <svg:desc>Hoja2.H2:Hoja2.H6</svg:desc>
                </draw:g>
              </table:table-cell>
              <table:table-cell office:value-type="float" office:value="140">
                <text:p>140</text:p>
                <draw:g>
                  <svg:desc>Hoja2.J2:Hoja2.J6</svg:desc>
                </draw:g>
              </table:table-cell>
              <table:table-cell office:value-type="float" office:value="140">
                <text:p>140</text:p>
                <draw:g>
                  <svg:desc>Hoja2.L2:Hoja2.L6</svg:desc>
                </draw:g>
              </table:table-cell>
              <table:table-cell office:value-type="float" office:value="140">
                <text:p>140</text:p>
                <draw:g>
                  <svg:desc>Hoja2.P2:Hoja2.P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10.812cm" xlink:href=".." xlink:type="simple" chart:class="chart:bar" chart:style-name="ch1">
        <chart:title svg:x="4.705cm" svg:y="0.352cm" chart:style-name="ch2">
          <text:p>Total de alumnas que desertaron</text:p>
        </chart:title>
        <chart:plot-area chart:style-name="ch3" table:cell-range-address="Hoja4.A2:Hoja4.A6 Hoja4.C1:Hoja4.C6" chart:data-source-has-labels="both" svg:x="0.32cm" svg:y="1.347cm" svg:width="15.366cm" svg:height="9.2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28cm" svg:y="1.347cm" svg:width="14.562cm" svg:height="6.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C2:Hoja4.C6" chart:label-cell-address="Hoja4.C1:Hoja4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de alumnas que desertaron</text:p>
                <draw:g>
                  <svg:desc>Hoja4.C1:Hoja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0">
                <text:p>10</text:p>
                <draw:g>
                  <svg:desc>Hoja4.C2:Hoja4.C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68cm" svg:height="12.606cm" xlink:href=".." xlink:type="simple" chart:class="chart:bar" chart:style-name="ch1">
        <chart:title svg:x="6.924cm" svg:y="0.388cm" chart:style-name="ch2">
          <text:p>Sedes vs Total AlumnasxSemestre</text:p>
        </chart:title>
        <chart:legend chart:legend-position="end" svg:x="19.055cm" svg:y="4.261cm" style:legend-expansion="high" chart:style-name="ch3"/>
        <chart:plot-area chart:style-name="ch4" table:cell-range-address="Hoja2.B1:Hoja2.B6 Hoja2.D1:Hoja2.D6 Hoja2.F1:Hoja2.F6 Hoja2.H1:Hoja2.H6 Hoja2.J1:Hoja2.J6 Hoja2.L1:Hoja2.L6 Hoja2.P1:Hoja2.P6 Hoja2.R1:Hoja2.R6" chart:data-source-has-labels="both" svg:x="0.417cm" svg:y="1.419cm" svg:width="18.221cm" svg:height="10.9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24cm" svg:y="1.453cm" svg:width="17.414cm" svg:height="10.2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Hoja2.B2:Hoja2.B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Hoja2.D2:Hoja2.D6" chart:label-cell-address="Hoja2.D1:Hoja2.D1" chart:class="chart:bar">
            <chart:data-point chart:repeated="5"/>
          </chart:series>
          <chart:series chart:style-name="ch9" chart:values-cell-range-address="Hoja2.F2:Hoja2.F6" chart:label-cell-address="Hoja2.F1:Hoja2.F1" chart:class="chart:bar">
            <chart:data-point chart:repeated="5"/>
          </chart:series>
          <chart:series chart:style-name="ch10" chart:values-cell-range-address="Hoja2.H2:Hoja2.H6" chart:label-cell-address="Hoja2.H1:Hoja2.H1" chart:class="chart:bar">
            <chart:data-point chart:repeated="5"/>
          </chart:series>
          <chart:series chart:style-name="ch11" chart:values-cell-range-address="Hoja2.J2:Hoja2.J6" chart:label-cell-address="Hoja2.J1:Hoja2.J1" chart:class="chart:bar">
            <chart:data-point chart:repeated="5"/>
          </chart:series>
          <chart:series chart:style-name="ch12" chart:values-cell-range-address="Hoja2.L2:Hoja2.L6" chart:label-cell-address="Hoja2.L1:Hoja2.L1" chart:class="chart:bar">
            <chart:data-point chart:repeated="5"/>
          </chart:series>
          <chart:series chart:style-name="ch13" chart:values-cell-range-address="Hoja2.P2:Hoja2.P6" chart:label-cell-address="Hoja2.P1:Hoja2.P1" chart:class="chart:bar">
            <chart:data-point chart:repeated="5"/>
          </chart:series>
          <chart:series chart:style-name="ch14" chart:values-cell-range-address="Hoja2.R2:Hoja2.R6" chart:label-cell-address="Hoja2.R1:Hoja2.R1" chart:class="chart:bar">
            <chart:data-point chart:repeated="5"/>
          </chart:series>
          <chart:series chart:style-name="ch15" chart:values-cell-range-address="Hoja2.R2:Hoja2.R6" chart:label-cell-address="Hoja2.R1:Hoja2.R1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-I</text:p>
                <draw:g>
                  <svg:desc>Hoja2.D1:Hoja2.D1</svg:desc>
                </draw:g>
              </table:table-cell>
              <table:table-cell office:value-type="string">
                <text:p>2014-II</text:p>
                <draw:g>
                  <svg:desc>Hoja2.F1:Hoja2.F1</svg:desc>
                </draw:g>
              </table:table-cell>
              <table:table-cell office:value-type="string">
                <text:p>2015-I</text:p>
                <draw:g>
                  <svg:desc>Hoja2.H1:Hoja2.H1</svg:desc>
                </draw:g>
              </table:table-cell>
              <table:table-cell office:value-type="string">
                <text:p>2015-II</text:p>
                <draw:g>
                  <svg:desc>Hoja2.J1:Hoja2.J1</svg:desc>
                </draw:g>
              </table:table-cell>
              <table:table-cell office:value-type="string">
                <text:p>2016-I</text:p>
                <draw:g>
                  <svg:desc>Hoja2.L1:Hoja2.L1</svg:desc>
                </draw:g>
              </table:table-cell>
              <table:table-cell office:value-type="string">
                <text:p>2017-I</text:p>
                <draw:g>
                  <svg:desc>Hoja2.P1:Hoja2.P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  <table:table-cell office:value-type="string">
                <text:p>2017-II</text:p>
                <draw:g>
                  <svg:desc>Hoja2.R1:Hoja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2.B2:Hoja2.B6</svg:desc>
                </draw:g>
              </table:table-cell>
              <table:table-cell office:value-type="float" office:value="140">
                <text:p>140</text:p>
                <draw:g>
                  <svg:desc>Hoja2.D2:Hoja2.D6</svg:desc>
                </draw:g>
              </table:table-cell>
              <table:table-cell office:value-type="float" office:value="140">
                <text:p>140</text:p>
                <draw:g>
                  <svg:desc>Hoja2.F2:Hoja2.F6</svg:desc>
                </draw:g>
              </table:table-cell>
              <table:table-cell office:value-type="float" office:value="140">
                <text:p>140</text:p>
                <draw:g>
                  <svg:desc>Hoja2.H2:Hoja2.H6</svg:desc>
                </draw:g>
              </table:table-cell>
              <table:table-cell office:value-type="float" office:value="140">
                <text:p>140</text:p>
                <draw:g>
                  <svg:desc>Hoja2.J2:Hoja2.J6</svg:desc>
                </draw:g>
              </table:table-cell>
              <table:table-cell office:value-type="float" office:value="140">
                <text:p>140</text:p>
                <draw:g>
                  <svg:desc>Hoja2.L2:Hoja2.L6</svg:desc>
                </draw:g>
              </table:table-cell>
              <table:table-cell office:value-type="float" office:value="140">
                <text:p>140</text:p>
                <draw:g>
                  <svg:desc>Hoja2.P2:Hoja2.P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  <table:table-cell office:value-type="float" office:value="140">
                <text:p>140</text:p>
                <draw:g>
                  <svg:desc>Hoja2.R2:Hoja2.R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dd481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597cm" svg:height="12.364cm" xlink:href=".." xlink:type="simple" chart:class="chart:bar" chart:style-name="ch1">
        <chart:title svg:x="1.785cm" svg:y="0.383cm" chart:style-name="ch2">
          <text:p>Número de alumnas que pasaron el creterio mínimo de selección</text:p>
        </chart:title>
        <chart:plot-area chart:style-name="ch3" table:cell-range-address="Hoja4.A2:Hoja4.A6 Hoja4.D1:Hoja4.D6" chart:data-source-has-labels="both" svg:x="0.331cm" svg:y="1.409cm" svg:width="15.935cm" svg:height="10.7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52cm" svg:y="1.409cm" svg:width="14.899cm" svg:height="7.7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4.D2:Hoja4.D6" chart:label-cell-address="Hoja4.D1:Hoja4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y % de alumnas que pasan el criterio mínimo de evaluación</text:p>
                <draw:g>
                  <svg:desc>Hoja4.D1:Hoja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30">
                <text:p>130</text:p>
                <draw:g>
                  <svg:desc>Hoja4.D2:Hoja4.D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10.7cm" xlink:href=".." xlink:type="simple" chart:class="chart:bar" chart:style-name="ch1">
        <chart:title svg:x="4.715cm" svg:y="0.35cm" chart:style-name="ch2">
          <text:p>Promedio de notas en el Sprint 1</text:p>
        </chart:title>
        <chart:plot-area chart:style-name="ch3" table:cell-range-address="Hoja4.A2:Hoja4.A6 Hoja4.E1:Hoja4.E6" chart:data-source-has-labels="both" svg:x="0.32cm" svg:y="1.343cm" svg:width="15.366cm" svg:height="9.143cm">
          <chartooo:coordinate-region svg:x="1.232cm" svg:y="1.343cm" svg:width="14.454cm" svg:height="5.944cm"/>
          <chart:axis chart:dimension="x" chart:name="primary-x" chart:style-name="ch4" chartooo:axis-type="auto">
            <chartooo:date-scale/>
            <chart:categories table:cell-range-address="Hoja4.A2:Hoja4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E2:Hoja4.E6" chart:label-cell-address="Hoja4.E1:Hoja4.E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de notas por sprint 1</text:p>
                <draw:g>
                  <svg:desc>Hoja4.E1:Hoja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QUIPA</text:p>
                <draw:g>
                  <svg:desc>Hoja4.A2:Hoja4.A6</svg:desc>
                </draw:g>
              </table:table-cell>
              <table:table-cell office:value-type="float" office:value="18">
                <text:p>18</text:p>
                <draw:g>
                  <svg:desc>Hoja4.E2:Hoja4.E6</svg:desc>
                </draw:g>
              </table:table-cell>
            </table:table-row>
            <table:table-row>
              <table:table-cell office:value-type="string">
                <text:p>LIM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CIUDAD DE MEXIC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UADALAJA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ANTIAGO DE CHILE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